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7600000029FFE029CE0909E68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ebdings" svg:font-family="Webdings" style:font-adornments="Predeterminado" style:font-charset="x-symbol"/>
    <style:font-face style:name="OpenSymbol1" svg:font-family="OpenSymbol"/>
    <style:font-face style:name="Apple SD Gothic Neo" svg:font-family="'Apple SD Gothic Neo'"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text-properties style:font-name="Calibri" fo:font-size="12pt" style:font-size-asian="12pt" style:font-size-complex="12pt"/>
    </style:style>
    <style:style style:name="P4" style:family="paragraph" style:parent-style-name="Standard">
      <style:text-properties style:font-name="Calibri" fo:font-size="24pt" fo:font-weight="bold" style:font-size-asian="24pt" style:font-weight-asian="bold" style:font-size-complex="24pt" style:font-weight-complex="bold"/>
    </style:style>
    <style:style style:name="P5" style:family="paragraph" style:parent-style-name="Standard">
      <style:paragraph-properties fo:text-align="end" style:justify-single-word="false"/>
      <style:text-properties fo:color="#eeeeee" style:font-name="Calibri" fo:font-size="12pt" fo:font-weight="bold" style:font-size-asian="12pt" style:font-weight-asian="bold" style:font-size-complex="12pt" style:font-weight-complex="bold"/>
    </style:style>
    <style:style style:name="P6"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Standard">
      <style:text-properties fo:text-transform="uppercase" fo:color="#336633" style:font-name="Calibri" fo:font-size="24pt" fo:font-weight="bold" style:font-size-asian="24pt" style:font-weight-asian="bold" style:font-size-complex="24pt" style:font-weight-complex="bold"/>
    </style:style>
    <style:style style:name="P8" style:family="paragraph" style:parent-style-name="Standard">
      <style:text-properties fo:text-transform="uppercase" fo:color="#336633" style:font-name="Calibri" fo:font-size="24pt" fo:font-weight="bold" officeooo:paragraph-rsid="0013cf67" style:font-size-asian="24pt" style:font-weight-asian="bold" style:font-size-complex="24pt" style:font-weight-complex="bold"/>
    </style:style>
    <style:style style:name="P9" style:family="paragraph" style:parent-style-name="Standard">
      <style:text-properties fo:text-transform="uppercase" fo:color="#336633" style:font-name="Calibri" fo:font-size="24pt" fo:font-weight="bold" officeooo:paragraph-rsid="0025cabe" style:font-size-asian="24pt" style:font-weight-asian="bold" style:font-size-complex="24pt" style:font-weight-complex="bold"/>
    </style:style>
    <style:style style:name="P10" style:family="paragraph" style:parent-style-name="Standard">
      <style:text-properties fo:text-transform="uppercase" fo:color="#336633" style:font-name="Calibri" fo:font-size="24pt" fo:font-weight="bold" officeooo:rsid="0025cabe" officeooo:paragraph-rsid="0013cf67" style:font-size-asian="24pt" style:font-weight-asian="bold" style:font-size-complex="24pt" style:font-weight-complex="bold"/>
    </style:style>
    <style:style style:name="P11" style:family="paragraph" style:parent-style-name="Text_20_body">
      <style:text-properties fo:color="#336633" fo:font-size="14pt" style:font-size-asian="14pt" style:font-size-complex="14pt"/>
    </style:style>
    <style:style style:name="P12" style:family="paragraph" style:parent-style-name="Text_20_body">
      <style:text-properties officeooo:rsid="004414df" officeooo:paragraph-rsid="004414df"/>
    </style:style>
    <style:style style:name="P13" style:family="paragraph" style:parent-style-name="Text_20_body">
      <style:text-properties officeooo:paragraph-rsid="00471083"/>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officeooo:rsid="00309c73" officeooo:paragraph-rsid="00309c73"/>
    </style:style>
    <style:style style:name="P17" style:family="paragraph" style:parent-style-name="Text_20_body">
      <style:paragraph-properties fo:margin-left="0cm" fo:margin-right="0cm" fo:text-indent="0cm" style:auto-text-indent="false"/>
      <style:text-properties officeooo:paragraph-rsid="0045b016"/>
    </style:style>
    <style:style style:name="P18" style:family="paragraph" style:parent-style-name="Text_20_body">
      <style:paragraph-properties fo:margin-left="0cm" fo:margin-right="0cm" fo:text-indent="0cm" style:auto-text-indent="false"/>
      <style:text-properties officeooo:rsid="0045b016" officeooo:paragraph-rsid="0045b016"/>
    </style:style>
    <style:style style:name="P19" style:family="paragraph" style:parent-style-name="Text_20_body">
      <style:paragraph-properties fo:margin-left="0cm" fo:margin-right="0cm" fo:text-indent="0cm" style:auto-text-indent="false"/>
      <style:text-properties style:font-name="Calibri1" fo:font-size="12pt" officeooo:rsid="00490fc8" officeooo:paragraph-rsid="00490fc8"/>
    </style:style>
    <style:style style:name="P20" style:family="paragraph" style:parent-style-name="Text_20_body">
      <style:paragraph-properties fo:margin-left="0cm" fo:margin-right="0cm" fo:text-indent="0cm" style:auto-text-indent="false"/>
      <style:text-properties fo:font-weight="bold" style:font-weight-asian="bold" style:font-weight-complex="bold"/>
    </style:style>
    <style:style style:name="P21" style:family="paragraph" style:parent-style-name="Text_20_body">
      <style:paragraph-properties fo:margin-left="0cm" fo:margin-right="0cm" fo:text-indent="0cm" style:auto-text-indent="false"/>
      <style:text-properties officeooo:paragraph-rsid="00490fc8"/>
    </style:style>
    <style:style style:name="P22" style:family="paragraph" style:parent-style-name="Standard">
      <style:paragraph-properties fo:margin-left="0cm" fo:margin-right="0cm" fo:text-indent="0cm" style:auto-text-indent="false"/>
      <style:text-properties officeooo:paragraph-rsid="0045b016"/>
    </style:style>
    <style:style style:name="P23"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24"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25"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officeooo:rsid="0013cf67" officeooo:paragraph-rsid="0013cf67" style:text-blinking="false" fo:background-color="transparent" style:font-size-asian="12pt" style:font-size-complex="12pt"/>
    </style:style>
    <style:style style:name="P26" style:family="paragraph" style:parent-style-name="Standard">
      <style:paragraph-properties fo:margin-top="0.101cm" fo:margin-bottom="0.101cm" loext:contextual-spacing="false" fo:line-height="100%" fo:text-align="end" style:justify-single-word="false"/>
      <style:text-properties style:font-name="Calibri" fo:font-size="12pt" style:font-size-asian="12pt" style:font-size-complex="12pt"/>
    </style:style>
    <style:style style:name="P27"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font-size-asian="12pt" style:font-size-complex="12pt"/>
    </style:style>
    <style:style style:name="P28" style:family="paragraph" style:parent-style-name="Notas_20_Informativas">
      <style:text-properties officeooo:rsid="004414df" officeooo:paragraph-rsid="004414df"/>
    </style:style>
    <style:style style:name="P29" style:family="paragraph" style:parent-style-name="Notas_20_Informativas">
      <style:text-properties officeooo:paragraph-rsid="004414df"/>
    </style:style>
    <style:style style:name="P30" style:family="paragraph" style:parent-style-name="Contents_20_1">
      <style:paragraph-properties>
        <style:tab-stops>
          <style:tab-stop style:position="17.201cm" style:type="right" style:leader-style="dotted" style:leader-text="."/>
        </style:tab-stops>
      </style:paragraph-properties>
    </style:style>
    <style:style style:name="P31" style:family="paragraph" style:parent-style-name="Contents_20_2">
      <style:paragraph-properties>
        <style:tab-stops>
          <style:tab-stop style:position="16.702cm" style:type="right" style:leader-style="dotted" style:leader-text="."/>
        </style:tab-stops>
      </style:paragraph-properties>
    </style:style>
    <style:style style:name="P32" style:family="paragraph" style:parent-style-name="Titulo" style:master-page-name="Standard">
      <style:paragraph-properties style:page-number="auto"/>
    </style:style>
    <style:style style:name="P33" style:family="paragraph" style:parent-style-name="Standard" style:master-page-name="First_20_Page">
      <style:paragraph-properties style:page-number="auto"/>
    </style:style>
    <style:style style:name="P34" style:family="paragraph" style:parent-style-name="Heading_20_1">
      <style:text-properties fo:text-transform="uppercase" fo:color="#669966" style:font-name="Calibri1" fo:font-size="14pt" fo:font-weight="normal" officeooo:rsid="004414df" officeooo:paragraph-rsid="004414df" style:font-name-asian="Arial Unicode MS" style:font-size-asian="16.1000003814697pt" style:font-weight-asian="bold" style:font-name-complex="Arial Unicode MS" style:font-size-complex="16.1000003814697pt" style:font-weight-complex="bold"/>
    </style:style>
    <style:style style:name="P35" style:family="paragraph" style:parent-style-name="Heading_20_2">
      <style:text-properties officeooo:rsid="0045b016" officeooo:paragraph-rsid="0045b016"/>
    </style:style>
    <style:style style:name="P36" style:family="paragraph" style:parent-style-name="Heading_20_2">
      <style:paragraph-properties fo:margin-left="0cm" fo:margin-right="0cm" fo:text-indent="0cm" style:auto-text-indent="false"/>
      <style:text-properties fo:font-variant="normal" fo:text-transform="none" fo:color="#669966" style:font-name="Calibri1" fo:font-size="12pt" fo:font-style="normal" fo:font-weight="normal" officeooo:rsid="0045b016" officeooo:paragraph-rsid="0045b016" style:font-name-asian="Arial Unicode MS" style:font-size-asian="14pt" style:font-style-asian="italic" style:font-weight-asian="bold" style:font-name-complex="Arial Unicode MS" style:font-size-complex="14pt" style:font-style-complex="italic" style:font-weight-complex="bold"/>
    </style:style>
    <style:style style:name="P37" style:family="paragraph" style:parent-style-name="Text_20_body" style:list-style-name="L1">
      <style:text-properties officeooo:paragraph-rsid="004414df"/>
    </style:style>
    <style:style style:name="P38" style:family="paragraph" style:parent-style-name="Text_20_body" style:list-style-name="L2">
      <style:text-properties officeooo:paragraph-rsid="00309c73"/>
    </style:style>
    <style:style style:name="P39" style:family="paragraph" style:parent-style-name="Text_20_body" style:list-style-name="L2">
      <style:text-properties officeooo:paragraph-rsid="004414df"/>
    </style:style>
    <style:style style:name="P40" style:family="paragraph" style:parent-style-name="Text_20_body" style:list-style-name="L2">
      <style:text-properties officeooo:rsid="00309c73" officeooo:paragraph-rsid="004414df"/>
    </style:style>
    <style:style style:name="P41" style:family="paragraph" style:parent-style-name="Text_20_body" style:list-style-name="L2">
      <style:text-properties officeooo:rsid="004414df" officeooo:paragraph-rsid="004414df"/>
    </style:style>
    <style:style style:name="P42" style:family="paragraph" style:parent-style-name="Text_20_body" style:list-style-name="L3">
      <style:text-properties officeooo:rsid="004414df" officeooo:paragraph-rsid="004414df"/>
    </style:style>
    <style:style style:name="P43" style:family="paragraph" style:parent-style-name="Text_20_body" style:list-style-name="L3">
      <style:text-properties style:font-name="Calibri1" fo:font-size="12pt" officeooo:rsid="004414df" officeooo:paragraph-rsid="004414df"/>
    </style:style>
    <style:style style:name="P44" style:family="paragraph" style:parent-style-name="Text_20_body" style:list-style-name="L4">
      <style:text-properties officeooo:paragraph-rsid="0045b016"/>
    </style:style>
    <style:style style:name="P45" style:family="paragraph" style:parent-style-name="Text_20_body" style:list-style-name="L4">
      <style:text-properties officeooo:paragraph-rsid="00490fc8"/>
    </style:style>
    <style:style style:name="P46" style:family="paragraph" style:parent-style-name="Text_20_body" style:list-style-name="L5"/>
    <style:style style:name="P47" style:family="paragraph" style:parent-style-name="Text_20_body" style:list-style-name="L6">
      <style:text-properties officeooo:paragraph-rsid="00490fc8"/>
    </style:style>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T1" style:family="text">
      <style:text-properties fo:color="#999966"/>
    </style:style>
    <style:style style:name="T2" style:family="text">
      <style:text-properties fo:text-transform="uppercase" fo:color="#999966" style:font-name="Tahoma1" fo:font-size="9pt" fo:font-weight="normal" officeooo:rsid="004414df"/>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style:font-name="Webdings" fo:font-size="12pt" style:font-name-asian="Webdings" style:font-size-asian="12pt" style:font-name-complex="Webdings" style:font-size-complex="12pt"/>
    </style:style>
    <style:style style:name="T6" style:family="text">
      <style:text-properties fo:font-weight="bold" style:font-weight-asian="bold" style:font-weight-complex="bold"/>
    </style:style>
    <style:style style:name="T7" style:family="text">
      <style:text-properties fo:font-variant="normal" fo:text-transform="none" fo:color="#000000" style:text-line-through-style="none" style:text-line-through-type="none" style:font-name="Calibri" fo:font-size="12pt"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1155cc"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style:font-name="Calibri" fo:font-size="12pt" style:font-size-asian="12pt" style:font-size-complex="12pt"/>
    </style:style>
    <style:style style:name="T10" style:family="text">
      <style:text-properties style:font-name="Calibri" fo:font-size="12pt" officeooo:rsid="0013cf67" style:font-size-asian="12pt" style:font-size-complex="12pt"/>
    </style:style>
    <style:style style:name="T11" style:family="text">
      <style:text-properties style:font-name="Calibri" fo:font-size="12pt" officeooo:rsid="00309c73" style:font-name-asian="Webdings" style:font-size-asian="12pt" style:font-name-complex="Webdings" style:font-size-complex="12pt"/>
    </style:style>
    <style:style style:name="T12" style:family="text">
      <style:text-properties style:font-name="Calibri" fo:font-size="12pt" officeooo:rsid="004414df" style:font-name-asian="Webdings" style:font-size-asian="12pt" style:font-name-complex="Webdings" style:font-size-complex="12pt"/>
    </style:style>
    <style:style style:name="T13" style:family="text">
      <style:text-properties officeooo:rsid="003fb990"/>
    </style:style>
    <style:style style:name="T14" style:family="text">
      <style:text-properties style:font-name="Calibri1" fo:font-size="12pt" officeooo:rsid="004414df"/>
    </style:style>
    <style:style style:name="T15" style:family="text">
      <style:text-properties style:font-name="Calibri1" fo:font-size="12pt" officeooo:rsid="0045b016"/>
    </style:style>
    <style:style style:name="T16" style:family="text">
      <style:text-properties style:font-name="Calibri1" fo:font-size="12pt" officeooo:rsid="00490fc8"/>
    </style:style>
    <style:style style:name="T17" style:family="text">
      <style:text-properties officeooo:rsid="004414df"/>
    </style:style>
    <style:style style:name="T18" style:family="text">
      <style:text-properties officeooo:rsid="00309c73"/>
    </style:style>
    <style:style style:name="T19" style:family="text">
      <style:text-properties officeooo:rsid="00457fe3"/>
    </style:style>
    <style:style style:name="T20" style:family="text">
      <style:text-properties officeooo:rsid="0045b016"/>
    </style:style>
    <style:style style:name="T21" style:family="text">
      <style:text-properties officeooo:rsid="00471083"/>
    </style:style>
    <style:style style:name="T22" style:family="text">
      <style:text-properties officeooo:rsid="00490fc8"/>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61cm" fo:text-indent="-0.635cm" fo:margin-left="1.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16cm" fo:text-indent="-0.635cm" fo:margin-left="1.9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51cm" fo:text-indent="-0.635cm" fo:margin-left="2.5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86cm" fo:text-indent="-0.635cm" fo:margin-left="3.1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21cm" fo:text-indent="-0.635cm" fo:margin-left="3.8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6cm" fo:text-indent="-0.635cm" fo:margin-left="4.4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91cm" fo:text-indent="-0.635cm" fo:margin-left="5.0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26cm" fo:text-indent="-0.635cm" fo:margin-left="5.7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61cm" fo:text-indent="-0.635cm" fo:margin-left="6.3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96cm" fo:text-indent="-0.635cm" fo:margin-left="6.9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31cm" fo:text-indent="-0.635cm" fo:margin-left="7.63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º Sistemas Microinformáticos y Redes" text:name="Modulo"/>
        <text:user-field-decl office:value-type="string" office:string-value="Proyecto Integrador - Enunciado" text:name="Tema"/>
        <text:user-field-decl office:value-type="string" office:string-value="5" text:name="NumeroTema"/>
      </text:user-field-decls>
      <draw:frame draw:style-name="fr1" draw:name="Marco1" text:anchor-type="page" text:anchor-page-number="1" svg:x="1.958cm" svg:y="12.545cm" svg:width="17.009cm" draw:z-index="0">
        <draw:text-box fo:min-height="2.224cm">
          <text:p text:style-name="P5"/>
          <text:p text:style-name="P5"><text:user-field-get text:name="Modulo">1º Sistemas Microinformáticos y Redes</text:user-field-get></text:p>
        </draw:text-box>
      </draw:frame>
      <text:p text:style-name="P33"/>
      <text:p text:style-name="Standard"/>
      <text:p text:style-name="Standard"/>
      <text:p text:style-name="Standard"/>
      <text:p text:style-name="Standard"/>
      <text:p text:style-name="Standard"/>
      <text:p text:style-name="P6"><text:bookmark text:name="docs-internal-guid-e8f5d430-faba-53b2-6d04-e9273ed17255"/></text:p>
      <text:p text:style-name="Standard"/>
      <text:p text:style-name="P10"/>
      <text:p text:style-name="P7"/>
      <text:p text:style-name="P7"/>
      <text:p text:style-name="P7"/>
      <text:p text:style-name="P7"/>
      <text:p text:style-name="P9"><text:user-field-get text:name="Tema">Proyecto Integrador - Enunciado</text:user-field-get></text:p>
      <text:p text:style-name="P4"/>
      <text:p text:style-name="Standard"/>
      <text:p text:style-name="Standard"/>
      <text:p text:style-name="Standard"/>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Sergio García Barea</text:p>
      <text:p text:style-name="P24"><text:span text:style-name="T7"><text:s/></text:span><text:a xlink:type="simple" xlink:href="mailto:mail@ceedcv.e" text:style-name="Internet_20_link" text:visited-style-name="Visited_20_Internet_20_Link"><text:span text:style-name="T10">sergio.garcia</text:span></text:a><text:a xlink:type="simple" xlink:href="mailto:mail@ceedcv.e" text:style-name="Internet_20_link" text:visited-style-name="Visited_20_Internet_20_Link"><text:span text:style-name="T9">@ceedcv.e</text:span></text:a><text:span text:style-name="T8">s</text:span></text:p>
      <text:p text:style-name="P27">201<text:span text:style-name="T13">9</text:span>/20<text:span text:style-name="T13">20</text:span></text:p>
      <text:p text:style-name="P26"><text:tab/><text:tab/><text:tab/><text:tab/><text:tab/><text:tab/><text:tab/><text:tab/><text:tab/><text:tab/>Versión:<text:date style:data-style-name="N104" text:date-value="2020-05-11T05:07:41.643000156">200511</text:date>.<text:time style:data-style-name="N105" text:time-value="2020-05-11T05:07:41.643999698">0507</text:time></text:p>
      <text:p text:style-name="P3"/>
      <text:p text:style-name="P3"/>
      <text:p text:style-name="P11"><text:soft-page-break/>Licencia</text:p>
      <text:p text:style-name="Standard"/>
      <text:p text:style-name="P23"><draw:frame draw:style-name="fr2" draw:name="gráficos3" text:anchor-type="paragraph" svg:x="0.741cm" svg:y="0cm" svg:width="2cm" svg:height="0.7cm" draw:z-index="1"><draw:image xlink:href="Pictures/100000000000007600000029FFE029CE0909E684.png" xlink:type="simple" xlink:show="embed" xlink:actuate="onLoad" loext:mime-type="image/png"/></draw:frame><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11">Nomenclatura</text:p>
      <text:p text:style-name="Text_20_body"/>
      <text:p text:style-name="Text_20_body">A lo largo de este tema se utilizarán distintos símbolos para distinguir elementos importantes dentro del contenido. Estos símbolos son:</text:p>
      <text:p text:style-name="Text_20_body"/>
      <text:p text:style-name="P28"><text:span text:style-name="T4"> </text:span>Importante</text:p>
      <text:p text:style-name="P15"/>
      <text:p text:style-name="Notas_20_Informativas"><text:span text:style-name="T4"> </text:span>Atención</text:p>
      <text:p text:style-name="P15"/>
      <text:p text:style-name="Notas_20_Informativas"><text:span text:style-name="T4"></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0">1. Organización<text:tab/>3</text:p>
          <text:p text:style-name="P30">2. Definición del caso práctico<text:tab/>4</text:p>
          <text:p text:style-name="P31"><text:s/>2.1 <text:s/>El encargo<text:tab/>4</text:p>
          <text:p text:style-name="P31"><text:s/>2.2 <text:s/>Análisis de necesidades<text:tab/>4</text:p>
          <text:p text:style-name="P31"><text:s/>2.3 <text:s/>El proyecto integrador<text:tab/>5</text:p>
          <text:p text:style-name="P30">3. <text:s/>Detalle de tareas a realizar<text:tab/>5</text:p>
        </text:index-body>
      </text:table-of-content>
      <text:p text:style-name="Standard"/>
      <text:p text:style-name="P32"><text:user-field-get text:name="Tema">Proyecto Integrador - Enunciado</text:user-field-get></text:p>
      <text:h text:style-name="P34" text:outline-level="1"><text:bookmark-start text:name="__RefHeading___Toc808_4190275938"/>Organización<text:bookmark-end text:name="__RefHeading___Toc808_4190275938"/></text:h>
      <text:p text:style-name="P16">La organización del proyecto será la siguiente:</text:p>
      <text:list xml:id="list600686842" text:style-name="L1">
        <text:list-item>
          <text:p text:style-name="P37"><text:span text:style-name="T14">Los módulos</text:span><text:span text:style-name="T18"> del ciclo implicad</text:span><text:span text:style-name="T17">os</text:span><text:span text:style-name="T18"> <text:s/></text:span><text:span text:style-name="T17">en el proyecto integrador son </text:span><text:span text:style-name="T18">l</text:span><text:span text:style-name="T17">o</text:span><text:span text:style-name="T18">s siguientes: AOF, FOL, ING, MME, SOM y </text:span><text:span text:style-name="T17">R</text:span><text:span text:style-name="T18">AL.</text:span></text:p>
        </text:list-item>
        <text:list-item>
          <text:p text:style-name="P37"><text:span text:style-name="T17">El proyecto sera realizado durante l</text:span><text:span text:style-name="T18">a semana de 16 al 20 de mayo de 2016 </text:span><text:span text:style-name="T17">en horario lectivo.</text:span></text:p>
        </text:list-item>
      </text:list>
      <text:list xml:id="list3680352516" text:style-name="L2">
        <text:list-item>
          <text:p text:style-name="P38"><text:span text:style-name="T18">E</text:span><text:span text:style-name="T17">l</text:span><text:span text:style-name="T18"> proyecto </text:span><text:span text:style-name="T17">integrador será tenido en cuenta</text:span><text:span text:style-name="T18"> </text:span><text:span text:style-name="T17">para </text:span><text:span text:style-name="T18">nota de la tercera evaluación en l</text:span><text:span text:style-name="T17">o</text:span><text:span text:style-name="T18">s </text:span><text:span text:style-name="T17">módulos</text:span><text:span text:style-name="T18"> implicad</text:span><text:span text:style-name="T17">o</text:span><text:span text:style-name="T18">s y es obligatorio realizarlo.</text:span></text:p>
        </text:list-item>
        <text:list-item>
          <text:p text:style-name="P39"><text:span text:style-name="T18">El proyecto </text:span><text:span text:style-name="T17">integrador</text:span><text:span text:style-name="T18"> se realizará en grupos de 4 personas </text:span><text:span text:style-name="T14">o 5 personas</text:span><text:span text:style-name="T18">. </text:span></text:p>
          <text:list>
            <text:list-item>
              <text:p text:style-name="P40">Estos grupos serán seleccionados de forma aleatoria con un programa de ordenador. </text:p>
            </text:list-item>
            <text:list-item>
              <text:p text:style-name="P41">Si hubiera algún problema con los grupos (Ejemplo: alumnado que deja el ciclo, abandono de funciones, etc...) el tutor se encargará de re-organizar los grupos.</text:p>
            </text:list-item>
          </text:list>
        </text:list-item>
      </text:list>
      <text:p text:style-name="P29"><text:span text:style-name="T5"> </text:span><text:span text:style-name="T12">Al ser aleatorio, es posible no sea vuestro grupo soñado, pero u</text:span><text:span text:style-name="T11">na vez creado el grupo, debéis hacer lo imposible para sacar lo mejor de </text:span><text:span text:style-name="T12">vosotros mismos y de vuestros compañeros.</text:span></text:p>
      <text:list xml:id="list652308579" text:style-name="L3">
        <text:list-item>
          <text:p text:style-name="P43">Los alumnos deben preparar previamente al inicio del proyecto integrador en su casa:</text:p>
          <text:list>
            <text:list-item>
              <text:p text:style-name="P42"><text:span text:style-name="T18">Apuntes </text:span>y materiales <text:span text:style-name="T18">que creáis que podáis necesitar.</text:span></text:p>
            </text:list-item>
            <text:list-item>
              <text:p text:style-name="P42">Descargar<text:span text:style-name="T18">/obtener el software necesario (Windows, Linux, Paquete de ofimática, etc...) y prepararlo en los formatos adecuados (CD/</text:span>DVD<text:span text:style-name="T18">, pendrive, etc..).</text:span></text:p>
            </text:list-item>
            <text:list-item>
              <text:p text:style-name="P42"><text:span text:style-name="T18">Organización: </text:span>q<text:span text:style-name="T18">uién hará qué en cada momento, para no perder ese valioso tiempo en clase </text:span>tomando esas decisiones<text:span text:style-name="T18">.</text:span></text:p>
            </text:list-item>
            <text:list-item>
              <text:p text:style-name="P42">Modelo de acta para dejar constancia de reuniones y trabajo realizado.</text:p>
            </text:list-item>
          </text:list>
        </text:list-item>
        <text:list-item>
          <text:p text:style-name="P42">Finalizado<text:span text:style-name="T18"> </text:span>el proyecto integrador,<text:span text:style-name="T18"> unas semanas después y siempre antes de la evaluación final, los grupos deb</text:span>e<text:span text:style-name="T18">n:</text:span></text:p>
          <text:list>
            <text:list-item>
              <text:p text:style-name="P42">R<text:span text:style-name="T18">ealizar una exposición en clase del trabajo realizado.</text:span></text:p>
            </text:list-item>
            <text:list-item>
              <text:p text:style-name="P42">Contestar individualmente a un test de conocimientos relacionado con las habilidades requeridas para realizar el proyecto.</text:p>
            </text:list-item>
          </text:list>
        </text:list-item>
        <text:list-item>
          <text:p text:style-name="P42"><text:span text:style-name="T18">Al finalizar el proyecto, cada alumno deberá entregar de forma individual </text:span>la siguiente documentación:</text:p>
          <text:list>
            <text:list-item>
              <text:p text:style-name="P42">U<text:span text:style-name="T18">n</text:span>a autoevaluación de su desempeño, indicando que tareas ha realizado.</text:p>
            </text:list-item>
            <text:list-item>
              <text:p text:style-name="P42">Una evaluación anónima del desempeño cada uno de los miembros del grupo, indicando que tareas han realizado<text:span text:style-name="T18">.</text:span></text:p>
            </text:list-item>
            <text:list-item>
              <text:p text:style-name="P42">Una pequeña encuesta indicando su opinión sobre el proyecto integrador.</text:p>
            </text:list-item>
          </text:list>
        </text:list-item>
      </text:list>
      <text:p text:style-name="P12"/>
      <text:h text:style-name="Heading_20_1" text:outline-level="1"><text:bookmark-start text:name="__RefHeading___Toc759_2699726689"/><text:soft-page-break/><text:span text:style-name="T19">Definición del </text:span><text:span text:style-name="T20">caso práctico</text:span><text:bookmark-end text:name="__RefHeading___Toc759_2699726689"/></text:h>
      <text:h text:style-name="P35" text:outline-level="2"><text:bookmark-start text:name="__RefHeading___Toc761_2699726689"/>El encargo<text:bookmark-end text:name="__RefHeading___Toc761_2699726689"/></text:h>
      <text:p text:style-name="P15">Los alumnos de 1º Sistemas Microinformáticos y Redes, aprovechando los conocimientos adquiridos mientras cursaban el ciclo, han decidido montar una empresa para sacar beneficio de sus conocimientos.</text:p>
      <text:p text:style-name="P15">Tras una ardua tarea de captación de clientes en el duro mundo laboral… <text:span text:style-name="T20">¡</text:span> <text:span text:style-name="T20">P</text:span>or fin, han recibido su primer encargo !</text:p>
      <text:p text:style-name="P15">El primer encargo les ha llegado de la multinacional y líder mundial en la venta de horchata al por mayor <text:span text:style-name="T6">“Horchatex S.A.”</text:span>, con sede central en Alboraya (Valencia). Su gerente, conocido como “el tío fartó”, les ha indicado que, en caso de quedar satisfecho con este primer trabajo, contratará a nuestra empresa para futuros proyectos que tienen en mente.</text:p>
      <text:p text:style-name="P17">Este primer encargo es <text:span text:style-name="T15">altamente motivador</text:span> para ellos, dado que además de permitirles ganar su primer sueldo, les permitirá poner en juego todas las habilidades que han obtenido durante sus estudios. El encargo que nos atañe es el siguiente:</text:p>
      <text:p text:style-name="P15">“Horchatex S.A.” va a crear un nuevo departamento de Marketing con el fin de desarrollar campañas publicitarias que les permitan mantener el liderazgo mundial.</text:p>
      <text:p text:style-name="P15">Para ello van a contratar a 2 trabajadores que estarán fijos en plantilla. Además periódicamente cada 3 semanas les visitará para asesorarles, un experto internacional que únicamente domina el inglés (su lengua materna) y no tiene conocimientos de castellano.</text:p>
      <text:h text:style-name="P36" text:outline-level="2"><text:bookmark-start text:name="__RefHeading___Toc763_2699726689"/>Análisis de necesidades<text:bookmark-end text:name="__RefHeading___Toc763_2699726689"/></text:h>
      <text:p text:style-name="P18">Tras un minucioso estudio realizado por nuestros alumnos, se ha decidido que el nuevo departamento de marketing tiene las siguientes necesidades informáticas.</text:p>
      <text:p text:style-name="P22"/>
      <text:list xml:id="list3367101511" text:style-name="L4">
        <text:list-item>
          <text:p text:style-name="P44"><text:span text:style-name="T20">Deben</text:span> <text:span text:style-name="T20">ponerse en funcionamiento</text:span> 3 equipos informáticos <text:span text:style-name="T20">de</text:span> <text:span text:style-name="T20">similares características, uno </text:span><text:s/>para cada uno de los trabajadores. <text:span text:style-name="T22">Estos equipos compartirán recursos en red.</text:span></text:p>
        </text:list-item>
        <text:list-item>
          <text:p text:style-name="P44"><text:span text:style-name="T20">Cada equipo informático deberá proporcionar acceso a</text:span> 3 usuarios : “Sucursal1”, “Sucursal2” y “SucursalForanea”.</text:p>
        </text:list-item>
        <text:list-item>
          <text:p text:style-name="P44"><text:span text:style-name="T20">L</text:span>os <text:span text:style-name="T20">equipos informáticos</text:span> deberán disponer de <text:span text:style-name="T20">un sistema dual con</text:span> sistemas operativos Windows <text:span text:style-name="T20">10</text:span> y <text:span text:style-name="T20">la distribución de Linux Ubuntu</text:span> debido a que se utiliza habitualmente Windows en la empresa pero hay un plan para migrar todo a <text:span text:style-name="T20">Ubuntu </text:span>a medio plazo.</text:p>
        </text:list-item>
        <text:list-item>
          <text:p text:style-name="P45"><text:span text:style-name="T16">Es necesario </text:span><text:span text:style-name="T22">un paquete de ofimática LibreOffice, así como software antivirus.</text:span></text:p>
        </text:list-item>
        <text:list-item>
          <text:p text:style-name="P44"><text:span text:style-name="T20">C</text:span>ada ordenador deberá incluir un script (tanto en Linux como en Windows) que cuando se ejecute, compruebe si el usuario se llama “SucursalForanea” y en ese caso cambie la distribución del teclado de español a inglés para facilitar su uso a la gente de sucursales extranjeras. En caso de que el usuario sea distinto, dicho script <text:span text:style-name="T20">se asegurará que </text:span>la distribución del teclado <text:span text:style-name="T15">esté en</text:span> español.</text:p>
        </text:list-item>
      </text:list>
      <text:p text:style-name="Text_20_body"/>
      <text:h text:style-name="P35" text:outline-level="2"><text:bookmark-start text:name="__RefHeading___Toc765_2699726689"/><text:soft-page-break/>El proyecto integrador<text:bookmark-end text:name="__RefHeading___Toc765_2699726689"/></text:h>
      <text:p text:style-name="P17"><text:span text:style-name="T20">Nuestro proyecto integrador consistirá en</text:span> prepara<text:span text:style-name="T20">r</text:span> <text:span text:style-name="T20">todo el sistema informático para que se cumplan las necesidades detectadas en el punto anterior</text:span>. </text:p>
      <text:p text:style-name="P17"><text:span text:style-name="T20">Además deberemos generar la siguiente información complementaria</text:span>:</text:p>
      <text:list xml:id="list1791139881" text:style-name="L5">
        <text:list-item>
          <text:p text:style-name="P46">Documentación para facilitar el uso de las herramientas por parte de los trabajadores.</text:p>
        </text:list-item>
        <text:list-item>
          <text:p text:style-name="P46"><text:span text:style-name="T20">D</text:span>ocumentación sobre medidas de prevención de riesgos laborales ante el uso de pantallas de visualización de datos. <text:span text:style-name="T20">E</text:span>stas <text:span text:style-name="T20">deben estar </text:span>tanto en castellano como en inglés. </text:p>
        </text:list-item>
      </text:list>
      <text:p text:style-name="P13">Además, finalmente deberemos preparar una presentación para explicarle al gerente “tio fartó” todo el proceso realizado asumiendo que no tiene conocimientos informáticos previos.</text:p>
      <text:h text:style-name="Heading_20_1" text:outline-level="1"><text:bookmark-start text:name="__RefHeading___Toc844_2699726689"/><text:s/><text:span text:style-name="T21">Detalle de tareas a realizar</text:span><text:bookmark-end text:name="__RefHeading___Toc844_2699726689"/></text:h>
      <text:p text:style-name="P19">A continuación detallamos las tareas a realizar por el grupo en el proyecto integrador:</text:p>
      <text:p text:style-name="P20">1) Investigación inicial:</text:p>
      <text:p text:style-name="P15">Realizar una investigación previa. Deberemos estudiar las necesidades del cliente y asesorarle sobre qué servicios informáticos puede necesitar. Este paso ya está realizado por el documento de presentación del caso práctico. La conclusión podría ser una red de múltiples equipos, con conexión a <text:span text:style-name="T22">I</text:span>nternet a través de un router.</text:p>
      <text:p text:style-name="P20"><text:span text:style-name="T22">2</text:span>) Montaje de los equipos:</text:p>
      <text:p text:style-name="P15">Se realizará el montaje de los equipos a utilizar en el proyecto (o al menos uno real y el resto maquinas virtuales, según tengamos disponibilidad). En este montaje se hará hincapié en que respeten todas las medidas de seguridad, indicando explícitamente qué medidas se tomarán y justificando cada paso realizado.</text:p>
      <text:p text:style-name="P20">3) Instalación dual de sistemas operativos:</text:p>
      <text:p text:style-name="P15">Se realizará una instalación dual donde convivan Windows/Linux en cada equipo. Se propone una instalación de los sistemas operativos Windows <text:span text:style-name="T22">10</text:span> y <text:span text:style-name="T22">Ubuntu 18</text:span>.</text:p>
      <text:p text:style-name="P15">Además se instalarán los drivers <text:span text:style-name="T22">necesarios</text:span> y se crearán los usuarios.</text:p>
      <text:p text:style-name="P20">4) Instalación de software de base:</text:p>
      <text:p text:style-name="Text_20_body">Se realizará las instalación de software base tanto en Windows como en Linux.</text:p>
      <text:p text:style-name="Text_20_body"><text:s text:c="4"/>• Paquete de ofimática Libre Office.</text:p>
      <text:p text:style-name="Text_20_body"><text:s text:c="4"/>• Navegador web.</text:p>
      <text:p text:style-name="Text_20_body"><text:s text:c="4"/>• Herramienta de descompresión de ficheros comprimidos.</text:p>
      <text:p text:style-name="Text_20_body"><text:s text:c="4"/>• Lector de ficheros PDF.</text:p>
      <text:p text:style-name="Text_20_body"><text:s text:c="4"/>• Software antivirus.</text:p>
      <text:p text:style-name="Text_20_body"><text:s text:c="4"/>• Software de control remoto para resolución de incidencias a distancia.</text:p>
      <text:p text:style-name="Text_20_body"/>
      <text:p text:style-name="P20"><text:soft-page-break/>5) Configuración de clientes:</text:p>
      <text:p text:style-name="P21">Se realizará la siguiente configuración en los clientes Windows y Linux.</text:p>
      <text:list xml:id="list929100958" text:style-name="L6">
        <text:list-item>
          <text:p text:style-name="P47">Configurar tareas programadas, para al mediodía pasar antivirus.</text:p>
        </text:list-item>
        <text:list-item>
          <text:p text:style-name="P47">Scripts. <text:span text:style-name="T22">D</text:span>eben ejecutarse al iniciar sesión cualquier usuario <text:span text:style-name="T22">tanto en Ubuntu como en Windows 10. El script debe </text:span></text:p>
          <text:list>
            <text:list-item>
              <text:p text:style-name="P47"><text:span text:style-name="T22">S</text:span>i el usuario es “SucursalForanea”, cambi<text:span text:style-name="T22">ar</text:span> la distribución del teclado a inglés. </text:p>
            </text:list-item>
            <text:list-item>
              <text:p text:style-name="P47">En caso contrario, <text:span text:style-name="T22">cambie la distribuación del teclado</text:span> a español. <text:s/></text:p>
            </text:list-item>
          </text:list>
        </text:list-item>
      </text:list>
      <text:p text:style-name="P20">6) Simulación de incidencias:</text:p>
      <text:p text:style-name="P15">Una vez esté el sistema montado, simular una serie de incidencias e indicar los pasos a realizar para resolverlas en un documento de Writer (LibreOffice):</text:p>
      <text:list xml:id="list2814864175" text:style-name="L7">
        <text:list-item>
          <text:p text:style-name="P48">Un equipo se enciende, pero no muestra nada por pantalla. Indicar las posibles causas de dicho fallo y su solución.</text:p>
        </text:list-item>
        <text:list-item>
          <text:p text:style-name="P48">La BIOS/<text:span text:style-name="T22">UEFI</text:span> no reconoce el disco duro. Indicar posibles causas y su solución.</text:p>
        </text:list-item>
        <text:list-item>
          <text:p text:style-name="P48"><text:span text:style-name="T22">A</text:span>l encender el equipo emite varios pitidos cortos y no muestra nada por pantalla. Indicar posibles causas y su solución.</text:p>
        </text:list-item>
        <text:list-item>
          <text:p text:style-name="P48"><text:s/>Se desea ampliar la memoria RAM de un equipo. ¿Qué debes tener en cuenta?</text:p>
        </text:list-item>
        <text:list-item>
          <text:p text:style-name="P48">Recuperación de <text:span text:style-name="T22">un arranque corrupto</text:span> mediante el uso del LiveCD Rescatux.</text:p>
        </text:list-item>
      </text:list>
      <text:p text:style-name="P20">7) Preparación de red:</text:p>
      <text:p text:style-name="Text_20_body">Deberemos preparar una red real donde se conecten varios equipos. Para hacer pruebas podéis colaborar con otros grupos.</text:p>
      <text:p text:style-name="Text_20_body">Deberemos:</text:p>
      <text:list xml:id="list4057269334" text:style-name="L8">
        <text:list-item>
          <text:p text:style-name="P49">Crimpar un cable de red para conectar el equipo a un <text:span text:style-name="T22">s</text:span>witch.</text:p>
        </text:list-item>
        <text:list-item>
          <text:p text:style-name="P49">Conectar varios equipos al switch.</text:p>
        </text:list-item>
        <text:list-item>
          <text:p text:style-name="P49"><text:span text:style-name="T22">Configurar los equipos</text:span> para que estén todos en la misma sub-red.</text:p>
        </text:list-item>
        <text:list-item>
          <text:p text:style-name="P49">Comprobar que se ven unos a otros mediante la orden ping.</text:p>
        </text:list-item>
        <text:list-item>
          <text:p text:style-name="P49">Compartir una carpeta en uno de los Windows y ver que desde otro Windows puede verse la carpeta compartida.</text:p>
        </text:list-item>
      </text:list>
      <text:p text:style-name="P14">8) Documentación informática:</text:p>
      <text:p text:style-name="Text_20_body">Mientras se realizan las prácticas, generar la siguiente documentación para justificar las tareas realizadas:</text:p>
      <text:list xml:id="list1223812739" text:style-name="L9">
        <text:list-item>
          <text:p text:style-name="P50">Manuales (muy resumidos) de utilización del equipo (indicar como hacer “login” en el equipo, donde está el script que cambia el teclado y cómo acceder al procesador de textos). Para ello, se usará el <text:s/>procesador de textos presente en LibreOffice.</text:p>
        </text:list-item>
        <text:list-item>
          <text:p text:style-name="P50">Crear dos formularios genéricos, uno para solicitud de reparaciones (clientes) y otro formulario para justificar reparación (técnico). Además de la base genérica deberán hacerse ejemplos de dichos formularios utilizando los supuestos del apartado 6.</text:p>
        </text:list-item>
        <text:list-item>
          <text:p text:style-name="P50"><text:soft-page-break/>Hoja de cálculo preparada para realizar presupuestos de reparaciones fácilmente.</text:p>
        </text:list-item>
        <text:list-item>
          <text:p text:style-name="P50">Presentación con todo lo realizado para justificar ante jefes de la empresa el desembolso realizado.</text:p>
        </text:list-item>
      </text:list>
      <text:p text:style-name="P14">9) Documentación sobre medidas de prevención de riesgos laborales:</text:p>
      <text:p text:style-name="P15"><text:span text:style-name="T22">S</text:span>e realizará una documentación sobre prevención de riesgos laborales en pantallas de visualización de datos. <text:span text:style-name="T22">Esta se presentará en formato tríptico.</text:span> Deben ser de carácter informativo para los trabajadores y estar <text:span text:style-name="T22">traducidas tanto al</text:span> castellano <text:span text:style-name="T22">como al </text:span>inglés, pensando en posibles trabajadores extranjeros que acudan al puesto de trabaj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ebdings" svg:font-family="Webdings" style:font-adornments="Predeterminado" style:font-charset="x-symbol"/>
    <style:font-face style:name="OpenSymbol1" svg:font-family="OpenSymbol"/>
    <style:font-face style:name="Apple SD Gothic Neo" svg:font-family="'Apple SD Gothic Neo'"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3">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04" number:language="es" number:country="ES">
      <number:year/>
      <number:month number:style="long"/>
      <number:day number:style="long"/>
    </number:date-style>
    <number:time-style style:name="N10105" number:language="es" number:country="ES">
      <number:hours number:style="long"/>
      <number:minutes number:style="long"/>
    </number:time-style>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fo:text-transform="uppercase" fo:color="#999966" style:font-name="Tahoma1" fo:font-size="9pt" fo:font-weight="normal" officeooo:rsid="004414df"/>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º Sistemas Microinformáticos y Redes" text:name="Modulo"/>
          <text:user-field-decl office:value-type="string" office:string-value="Proyecto Integrador - Enunciado" text:name="Tema"/>
        </text:user-field-decls>
        <text:p text:style-name="Header"><text:span text:style-name="MT1"><text:user-field-get text:name="Modulo">1º Sistemas Microinformáticos y Redes</text:user-field-get></text:span><text:span text:style-name="MT1"><text:s/><text:tab/><text:tab/> </text:span><text:span text:style-name="MT1"><text:user-field-get text:name="Tema">Proyecto Integrador - Enunciado</text:user-field-get></text:span></text:p>
      </style:header>
      <style:footer>
        <text:p text:style-name="Footer"><text:span text:style-name="MT2">PROYECTO INTEGRADOR – 1º SMR</text:span><text:span text:style-name="MT1"><text:tab/><text:tab/></text:span><text:span text:style-name="MT1"><text:page-number text:select-page="current">7</text:page-number></text:span></text:p>
      </style:footer>
    </style:master-page>
    <style:master-page style:name="Landscape" style:page-layout-name="Mpm2">
      <style:header>
        <text:p text:style-name="Header"/>
      </style:header>
      <style:footer>
        <text:p text:style-name="MP1"><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9-29T09:38:56.374203071</meta:creation-date>
    <meta:editing-duration>PT2H18M4S</meta:editing-duration>
    <meta:editing-cycles>40</meta:editing-cycles>
    <meta:generator>LibreOffice/6.4.3.2$Windows_X86_64 LibreOffice_project/747b5d0ebf89f41c860ec2a39efd7cb15b54f2d8</meta:generator>
    <dc:date>2020-05-11T05:07:41.345000000</dc:date>
    <meta:document-statistic meta:table-count="0" meta:image-count="1" meta:object-count="0" meta:page-count="7" meta:paragraph-count="113" meta:word-count="1633" meta:character-count="10412" meta:non-whitespace-character-count="8869"/>
    <meta:template xlink:type="simple" xlink:actuate="onRequest" xlink:title="Plantilla CEED" xlink:href="../../../../../../.config/libreoffice/4/user/template/Plantilla%20CEED.ott" meta:date="2016-09-29T09:38:56.073759322"/>
  </office:meta>
</office:document-meta>
</file>